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line draw:style-name="gr1" draw:layer="layout" svg:x1="0.588cm" svg:y1="0cm" svg:x2="0.588cm" svg:y2="2cm">
            <text:p/>
          </draw:line>
          <draw:circle draw:style-name="gr2" draw:layer="layout" svg:width="0.588cm" svg:height="0.588cm" svg:x="0cm" svg:y="0.118cm">
            <text:p/>
          </draw:circle>
          <draw:circle draw:style-name="gr2" draw:layer="layout" svg:width="0.588cm" svg:height="0.588cm" svg:x="0cm" svg:y="0.706cm">
            <text:p/>
          </draw:circle>
          <draw:circle draw:style-name="gr2" draw:layer="layout" svg:width="0.588cm" svg:height="0.588cm" svg:x="0cm" svg:y="1.29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Polarisation Control (vertical)</dc:title>
    <meta:creation-date>2011-02-07T16:50:2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